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font-size-asian="16pt" style:font-size-complex="16pt"/>
    </style:style>
    <style:style style:name="P2" style:family="paragraph" style:parent-style-name="Standard">
      <style:paragraph-properties fo:text-align="justify" style:justify-single-word="false"/>
      <style:text-properties style:font-name="Verdana"/>
    </style:style>
    <style:style style:name="P3" style:family="paragraph" style:parent-style-name="Standard">
      <style:paragraph-properties fo:text-align="justify" style:justify-single-word="false"/>
      <style:text-properties style:font-name="Verdana" fo:font-style="normal" style:font-style-asian="normal" style:font-style-complex="normal"/>
    </style:style>
    <style:style style:name="P4" style:family="paragraph">
      <style:paragraph-properties fo:text-align="center"/>
    </style:style>
    <style:style style:name="P5" style:family="paragraph">
      <style:paragraph-properties fo:text-align="center"/>
      <style:text-properties style:font-name="Verdana" fo:font-size="10pt" style:font-size-asian="10pt" style:font-size-complex="10pt"/>
    </style:style>
    <style:style style:name="P6" style:family="paragraph">
      <style:text-properties style:font-name="Verdana" fo:font-size="10pt" style:font-size-asian="10pt" style:font-size-complex="10pt"/>
    </style:style>
    <style:style style:name="P7" style:family="paragraph">
      <style:text-properties style:font-name="Verdana"/>
    </style:style>
    <style:style style:name="P8" style:family="paragraph">
      <style:text-properties style:font-name="Verdana"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Verdana" fo:font-size="10pt" style:font-size-asian="10pt" style:font-size-complex="10pt"/>
    </style:style>
    <style:style style:name="T5" style:family="text">
      <style:text-properties style:font-name="Verdana"/>
    </style:style>
    <style:style style:name="T6" style:family="text">
      <style:text-properties style:font-name="Verdana" fo:font-size="10pt" fo:font-style="italic" style:font-size-asian="10pt" style:font-style-asian="italic" style:font-size-complex="10pt" style:font-style-complex="italic"/>
    </style:style>
    <style:style style:name="T7" style:family="text">
      <style:text-properties style:font-name="Verdana" fo:font-size="8pt" style:font-size-asian="8pt" style:font-size-complex="8pt"/>
    </style:style>
    <style:style style:name="gr1" style:family="graphic">
      <style:graphic-properties draw:fill="solid" draw:fill-color="#eb61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flog</text:span> – bezpieczeństwo</text:p>
      <text:p text:style-name="P2"/>
      <text:p text:style-name="P2"/>
      <text:p text:style-name="P2">Zapewnienie bezpieczeństwa w systemie opiera się na założeniu, że system składa się z centralnego klastra, tworzącego zamkniętą topologię i wystawiającego 2 interfejsy do sieci internet (porty 9043 i 2943), natomiast węzły obliczeniowe mogą znajdować się w dowolnym miejscu. Tę koncepcję przedstawiono na poniższym diagramie.</text:p>
      <text:p text:style-name="P2"><draw:frame text:anchor-type="paragraph" draw:z-index="14" draw:style-name="gr6" draw:text-style-name="P6" svg:width="4.183cm" svg:height="0.449cm" svg:x="5.902cm" svg:y="0.446cm"><draw:text-box><text:p><text:span text:style-name="T4">Firewall</text:span></text:p></draw:text-box></draw:frame></text:p>
      <text:p text:style-name="P2"><draw:custom-shape text:anchor-type="paragraph" draw:z-index="13" draw:style-name="gr7" svg:width="0.092cm" svg:height="5.292cm" svg:x="6.604cm" svg:y="0.487cm"><text:p/><draw:enhanced-geometry svg:viewBox="0 0 21600 21600" draw:glue-points="10800 0 0 10800 10800 21600 21600 10800" draw:type="flowchart-process" draw:enhanced-path="M 0 0 L 21600 0 21600 21600 0 21600 0 0 Z N"/></draw:custom-shape></text:p>
      <text:p text:style-name="P2"><draw:custom-shape text:anchor-type="paragraph" draw:z-index="2" draw:style-name="gr3" svg:width="6.287cm" svg:height="5.016cm" svg:x="0.411cm" svg:y="0.131cm"><text:p/><draw:enhanced-geometry svg:viewBox="0 0 21600 21600" draw:glue-points="10800 0 0 10800 10800 21600 21600 10800" draw:type="flowchart-process" draw:enhanced-path="M 0 0 L 21600 0 21600 21600 0 21600 0 0 Z N"/></draw:custom-shape><draw:frame text:anchor-type="paragraph" draw:z-index="8" draw:style-name="gr6" draw:text-style-name="P7" svg:width="4.183cm" svg:height="0.518cm" svg:x="1.882cm" svg:y="0.328cm"><draw:text-box><text:p><text:span text:style-name="T5">Główny klaster</text:span></text:p></draw:text-box></draw:frame></text:p>
      <text:p text:style-name="P2"/>
      <text:p text:style-name="P2"><draw:custom-shape text:anchor-type="paragraph" draw:z-index="0" draw:style-name="gr1" draw:text-style-name="P5" svg:width="4.876cm" svg:height="2.084cm" svg:x="11.896cm" svg:y="0.379cm"><text:p text:style-name="P4"><text:span text:style-name="T4">Producer</text:span></text:p><draw:enhanced-geometry svg:viewBox="0 0 21600 21600" draw:glue-points="10800 0 0 10800 10800 21600 21600 10800" draw:type="flowchart-process" draw:enhanced-path="M 0 0 L 21600 0 21600 21600 0 21600 0 0 Z N"/></draw:custom-shape><draw:frame text:anchor-type="paragraph" draw:z-index="22" draw:style-name="gr5" draw:text-style-name="P6" svg:width="1.475cm" svg:height="0.431cm" svg:x="6.862cm" svg:y="0.471cm"><draw:text-box><text:p><text:span text:style-name="T4">:9043</text:span></text:p></draw:text-box></draw:frame><draw:frame text:anchor-type="paragraph" draw:z-index="25" draw:style-name="gr5" draw:text-style-name="P8" svg:width="1.862cm" svg:height="0.69cm" svg:x="11.977cm" svg:y="0.448cm"><draw:text-box><text:p><text:span text:style-name="T7">127.0.0.1</text:span></text:p><text:p><text:span text:style-name="T7">:9092</text:span></text:p></draw:text-box></draw:frame></text:p>
      <text:p text:style-name="P2"><draw:custom-shape text:anchor-type="paragraph" draw:z-index="9" draw:style-name="gr1" draw:text-style-name="P6" svg:width="1.511cm" svg:height="1.061cm" svg:x="3.508cm" svg:y="0.032cm"><text:p><text:span text:style-name="T4"><text:s/></text:span><text:span text:style-name="T4">Broker</text:span></text:p><draw:enhanced-geometry svg:viewBox="0 0 21600 21600" draw:glue-points="10800 0 0 10800 10800 21600 21600 10800" draw:type="flowchart-process" draw:enhanced-path="M 0 0 L 21600 0 21600 21600 0 21600 0 0 Z N"/></draw:custom-shape><draw:ellipse text:anchor-type="paragraph" draw:z-index="17" draw:style-name="gr4" draw:text-style-name="P4" svg:width="0.449cm" svg:height="0.724cm" svg:x="11.684cm" svg:y="0.508cm"><text:p/></draw:ellipse><draw:frame text:anchor-type="paragraph" draw:z-index="19" draw:style-name="gr6" draw:text-style-name="P6" svg:width="4.183cm" svg:height="0.449cm" svg:x="8.292cm" svg:y="0.076cm"><draw:text-box><text:p><text:span text:style-name="T4">Tunel SSL - </text:span><text:span text:style-name="T6">stunnel</text:span></text:p></draw:text-box></draw:frame><draw:frame text:anchor-type="paragraph" draw:z-index="24" draw:style-name="gr5" draw:text-style-name="P6" svg:width="1.475cm" svg:height="0.431cm" svg:x="5.018cm" svg:y="0.245cm"><draw:text-box><text:p><text:span text:style-name="T4">:9092</text:span></text:p></draw:text-box></draw:frame></text:p>
      <text:p text:style-name="P2"><draw:line text:anchor-type="paragraph" draw:z-index="3" draw:style-name="gr4" draw:text-style-name="P4" svg:x1="6.697cm" svg:y1="0.175cm" svg:x2="7.025cm" svg:y2="0.175cm"><text:p/></draw:line><draw:custom-shape text:anchor-type="paragraph" draw:z-index="5" draw:style-name="gr3" svg:width="0.175cm" svg:height="0.19cm" svg:x="7.01cm" svg:y="0.06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style-name="gr3" svg:width="0.175cm" svg:height="0.19cm" svg:x="7.013cm" svg:y="0.4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1" draw:style-name="gr4" draw:text-style-name="P4" svg:x1="6.697cm" svg:y1="0.175cm" svg:x2="5.018cm" svg:y2="0.161cm"><text:p/></draw:line><draw:custom-shape text:anchor-type="paragraph" draw:z-index="1" draw:style-name="gr2" svg:width="4.518cm" svg:height="0.712cm" svg:x="6.879cm" svg:y="0.009cm"><text:p/><draw:enhanced-geometry svg:viewBox="0 0 21600 21600" draw:glue-points="10800 0 0 10800 10800 21600 21600 10800" draw:type="flowchart-process" draw:enhanced-path="M 0 0 L 21600 0 21600 21600 0 21600 0 0 Z N"/></draw:custom-shape><draw:line text:anchor-type="paragraph" draw:z-index="15" draw:style-name="gr4" draw:text-style-name="P4" svg:x1="11.888cm" svg:y1="0.171cm" svg:x2="7.184cm" svg:y2="0.171cm"><text:p/></draw:line><draw:ellipse text:anchor-type="paragraph" draw:z-index="18" draw:style-name="gr4" draw:text-style-name="P4" svg:width="0.357cm" svg:height="1.181cm" svg:x="6.105cm" svg:y="0.007cm"><text:p/></draw:ellipse></text:p>
      <text:p text:style-name="P2"><draw:line text:anchor-type="paragraph" draw:z-index="4" draw:style-name="gr4" draw:text-style-name="P4" svg:x1="6.697cm" svg:y1="0.074cm" svg:x2="7.025cm" svg:y2="0.074cm"><text:p/></draw:line><draw:frame text:anchor-type="paragraph" draw:z-index="7" draw:style-name="gr5" draw:text-style-name="P6" svg:width="1.475cm" svg:height="0.431cm" svg:x="6.862cm" svg:y="0.404cm"><draw:text-box><text:p><text:span text:style-name="T4">:2943</text:span></text:p></draw:text-box></draw:frame><draw:line text:anchor-type="paragraph" draw:z-index="12" draw:style-name="gr4" draw:text-style-name="P4" svg:x1="6.697cm" svg:y1="0.074cm" svg:x2="4.997cm" svg:y2="1.325cm"><text:p/></draw:line><draw:line text:anchor-type="paragraph" draw:z-index="16" draw:style-name="gr4" draw:text-style-name="P4" svg:x1="7.188cm" svg:y1="0.083cm" svg:x2="11.889cm" svg:y2="0.094cm"><text:p/></draw:line><draw:frame text:anchor-type="paragraph" draw:z-index="26" draw:style-name="gr5" draw:text-style-name="P8" svg:width="1.862cm" svg:height="0.69cm" svg:x="12cm" svg:y="0.058cm"><draw:text-box><text:p><text:span text:style-name="T7">127.0.0.1</text:span></text:p><text:p><text:span text:style-name="T7">:2997</text:span></text:p></draw:text-box></draw:frame></text:p>
      <text:p text:style-name="P2"><draw:custom-shape text:anchor-type="paragraph" draw:z-index="10" draw:style-name="gr1" draw:text-style-name="P6" svg:width="1.43cm" svg:height="1.087cm" svg:x="3.568cm" svg:y="0.189cm"><text:p><text:span text:style-name="T4"><text:s/></text:span><text:span text:style-name="T4">Master</text:span></text:p><draw:enhanced-geometry svg:viewBox="0 0 21600 21600" draw:glue-points="10800 0 0 10800 10800 21600 21600 10800" draw:type="flowchart-process" draw:enhanced-path="M 0 0 L 21600 0 21600 21600 0 21600 0 0 Z N"/></draw:custom-shape></text:p>
      <text:p text:style-name="P2"><draw:frame text:anchor-type="paragraph" draw:z-index="23" draw:style-name="gr5" draw:text-style-name="P6" svg:width="1.475cm" svg:height="0.431cm" svg:x="4.997cm" svg:y="0.242cm"><draw:text-box><text:p><text:span text:style-name="T4">:2997</text:span></text:p></draw:text-box></draw:frame></text:p>
      <text:p text:style-name="P2"><draw:ellipse text:anchor-type="paragraph" draw:z-index="20" draw:style-name="gr4" draw:text-style-name="P4" svg:width="0.459cm" svg:height="0.897cm" svg:x="8.243cm" svg:y="0.236cm"><text:p/></draw:ellipse><draw:frame text:anchor-type="paragraph" draw:z-index="21" draw:style-name="gr6" draw:text-style-name="P6" svg:width="4.915cm" svg:height="0.86cm" svg:x="8.957cm" svg:y="0.222cm"><draw:text-box><text:p><text:span text:style-name="T4">Mapowanie portów realizowane przez stunnel</text:span></text:p></draw:text-box></draw:frame></text:p>
      <text:p text:style-name="P2"/>
      <text:p text:style-name="P2"/>
      <text:p text:style-name="P2">Na połączeniu KaflogProducer – KaflogBroker skonfigurowany jest tunnel ssh przy pomocy narzędzia <text:span text:style-name="T2">stunnel</text:span><text:span text:style-name="T3">. Pozwala ono na transparentne szyfrowanie połączeń wykonywanych przez aplikacje, bez ich wiedzy. Takie rozwiązanie zostało przyjęte ze względu na brak wsparcia dla SSL'a ze strony Kafki. Producent łączy się na lokalny port, pakiety są szyfrowane i przekierowywane na otwarty port w głównym klastrze, gdzie są rozszyfrowywane i przekierowywane na lokalny port brokera.</text:span></text:p>
      <text:p text:style-name="P3"/>
      <text:p text:style-name="P3">Firewalle skonfigurowane na granicy głównego klastra i sieci zewnętrznej pozwalają na wystawienie jedynie potrzebnych portów (2943 – JMX, oraz 9043 – broker), co zapewnia bezpieczeństwo działających wewnątrz aplik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Łukasz Opioła</meta:initial-creator>
    <meta:creation-date>2014-06-05T13:50:13</meta:creation-date>
    <dc:date>2014-06-09T12:35:09</dc:date>
    <dc:creator>Łukasz Opioła</dc:creator>
    <meta:editing-duration>PT18M45S</meta:editing-duration>
    <meta:editing-cycles>7</meta:editing-cycles>
    <meta:generator>LibreOffice/3.5$Linux_X86_64 LibreOffice_project/350m1$Build-2</meta:generator>
    <meta:document-statistic meta:table-count="0" meta:image-count="0" meta:object-count="0" meta:page-count="1" meta:paragraph-count="4" meta:word-count="140" meta:character-count="1038" meta:non-whitespace-character-count="902"/>
  </office:meta>
</office:document-meta>
</file>